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fc89" officeooo:paragraph-rsid="000efc89"/>
    </style:style>
    <style:style style:name="P2" style:family="paragraph" style:parent-style-name="Standard" style:list-style-name="L2">
      <style:text-properties officeooo:rsid="000efc89" officeooo:paragraph-rsid="000efc89"/>
    </style:style>
    <style:style style:name="P3" style:family="paragraph" style:parent-style-name="Standard" style:list-style-name="L2">
      <style:text-properties officeooo:rsid="000efc89" officeooo:paragraph-rsid="0012ec20"/>
    </style:style>
    <style:style style:name="P4" style:family="paragraph" style:parent-style-name="Standard" style:list-style-name="L3">
      <style:text-properties officeooo:rsid="000efc89" officeooo:paragraph-rsid="000efc89"/>
    </style:style>
    <style:style style:name="P5" style:family="paragraph" style:parent-style-name="Standard" style:list-style-name="L3">
      <style:text-properties fo:language="en" fo:country="US" officeooo:rsid="000efc89" officeooo:paragraph-rsid="000efc89"/>
    </style:style>
    <style:style style:name="P6" style:family="paragraph" style:parent-style-name="Standard">
      <style:text-properties fo:language="en" fo:country="US" officeooo:rsid="000efc89" officeooo:paragraph-rsid="000efc89"/>
    </style:style>
    <style:style style:name="P7" style:family="paragraph" style:parent-style-name="Standard" style:list-style-name="L3">
      <style:text-properties fo:language="en" fo:country="US" officeooo:rsid="00125b94" officeooo:paragraph-rsid="00125b94"/>
    </style:style>
    <style:style style:name="P8" style:family="paragraph" style:parent-style-name="Standard">
      <style:text-properties fo:language="en" fo:country="US" officeooo:rsid="00125b94" officeooo:paragraph-rsid="00125b94"/>
    </style:style>
    <style:style style:name="P9" style:family="paragraph" style:parent-style-name="Standard">
      <style:text-properties fo:language="en" fo:country="US" officeooo:rsid="00179548" officeooo:paragraph-rsid="00179548"/>
    </style:style>
    <style:style style:name="P10" style:family="paragraph" style:parent-style-name="Standard" style:list-style-name="L4">
      <style:text-properties fo:language="en" fo:country="US" officeooo:rsid="00179548" officeooo:paragraph-rsid="00179548"/>
    </style:style>
    <style:style style:name="P11" style:family="paragraph" style:parent-style-name="Standard" style:list-style-name="L8">
      <style:text-properties fo:language="en" fo:country="US" officeooo:rsid="00179548" officeooo:paragraph-rsid="00179548"/>
    </style:style>
    <style:style style:name="P12" style:family="paragraph" style:parent-style-name="Standard">
      <style:text-properties fo:language="en" fo:country="US" officeooo:rsid="00191f59" officeooo:paragraph-rsid="00191f59"/>
    </style:style>
    <style:style style:name="P13" style:family="paragraph" style:parent-style-name="Standard" style:list-style-name="L4">
      <style:text-properties officeooo:paragraph-rsid="0010a74f"/>
    </style:style>
    <style:style style:name="P14" style:family="paragraph" style:parent-style-name="Standard" style:list-style-name="L4">
      <style:text-properties officeooo:paragraph-rsid="00179548"/>
    </style:style>
    <style:style style:name="P15" style:family="paragraph" style:parent-style-name="Standard">
      <style:text-properties officeooo:rsid="0012ec20" officeooo:paragraph-rsid="0012ec20"/>
    </style:style>
    <style:style style:name="P16" style:family="paragraph" style:parent-style-name="Standard" style:list-style-name="L2">
      <style:text-properties officeooo:rsid="0012ec20" officeooo:paragraph-rsid="0012ec20"/>
    </style:style>
    <style:style style:name="P17" style:family="paragraph" style:parent-style-name="Standard" style:list-style-name="L4">
      <style:text-properties officeooo:rsid="0012ec20" officeooo:paragraph-rsid="0012ec20"/>
    </style:style>
    <style:style style:name="P18" style:family="paragraph" style:parent-style-name="Standard" style:list-style-name="L6">
      <style:text-properties officeooo:paragraph-rsid="0012ec20"/>
    </style:style>
    <style:style style:name="P19" style:family="paragraph" style:parent-style-name="Standard" style:list-style-name="L4">
      <style:text-properties officeooo:rsid="0014b948" officeooo:paragraph-rsid="0014b948"/>
    </style:style>
    <style:style style:name="P20" style:family="paragraph" style:parent-style-name="Standard" style:list-style-name="L2">
      <style:text-properties officeooo:rsid="0016922e" officeooo:paragraph-rsid="0016922e"/>
    </style:style>
    <style:style style:name="P21" style:family="paragraph" style:parent-style-name="Standard" style:list-style-name="L2">
      <style:text-properties officeooo:rsid="00179548" officeooo:paragraph-rsid="00179548"/>
    </style:style>
    <style:style style:name="P22" style:family="paragraph" style:parent-style-name="Standard" style:list-style-name="L4">
      <style:text-properties officeooo:rsid="00179548" officeooo:paragraph-rsid="00179548"/>
    </style:style>
    <style:style style:name="P23" style:family="paragraph" style:parent-style-name="Standard" style:list-style-name="L7">
      <style:text-properties officeooo:rsid="00179548" officeooo:paragraph-rsid="00179548"/>
    </style:style>
    <style:style style:name="P24" style:family="paragraph" style:parent-style-name="Standard">
      <style:text-properties officeooo:rsid="00179548" officeooo:paragraph-rsid="00179548"/>
    </style:style>
    <style:style style:name="P25" style:family="paragraph" style:parent-style-name="Standard" style:list-style-name="L6">
      <style:text-properties officeooo:rsid="00179548" officeooo:paragraph-rsid="00179548"/>
    </style:style>
    <style:style style:name="P26" style:family="paragraph" style:parent-style-name="Standard">
      <style:text-properties officeooo:rsid="00185d3f" officeooo:paragraph-rsid="00185d3f"/>
    </style:style>
    <style:style style:name="P27" style:family="paragraph" style:parent-style-name="Standard">
      <style:paragraph-properties fo:break-before="page"/>
      <style:text-properties officeooo:rsid="00185d3f" officeooo:paragraph-rsid="00185d3f"/>
    </style:style>
    <style:style style:name="P28" style:family="paragraph" style:parent-style-name="Standard" style:list-style-name="L9">
      <style:text-properties officeooo:rsid="00185d3f" officeooo:paragraph-rsid="00185d3f"/>
    </style:style>
    <style:style style:name="P29" style:family="paragraph" style:parent-style-name="Standard" style:list-style-name="L9">
      <style:text-properties officeooo:rsid="00185d3f" officeooo:paragraph-rsid="00191f59"/>
    </style:style>
    <style:style style:name="P30" style:family="paragraph" style:parent-style-name="Standard" style:list-style-name="L10">
      <style:text-properties officeooo:rsid="00185d3f" officeooo:paragraph-rsid="00185d3f"/>
    </style:style>
    <style:style style:name="P31" style:family="paragraph" style:parent-style-name="Standard" style:list-style-name="L10">
      <style:text-properties officeooo:rsid="00185d3f" officeooo:paragraph-rsid="001b6b4c"/>
    </style:style>
    <style:style style:name="P32" style:family="paragraph" style:parent-style-name="Standard" style:list-style-name="L11">
      <style:text-properties officeooo:rsid="00185d3f" officeooo:paragraph-rsid="00185d3f"/>
    </style:style>
    <style:style style:name="P33" style:family="paragraph" style:parent-style-name="Standard" style:list-style-name="L12">
      <style:text-properties officeooo:paragraph-rsid="00232eb8"/>
    </style:style>
    <style:style style:name="P34" style:family="paragraph" style:parent-style-name="Standard">
      <style:text-properties officeooo:paragraph-rsid="002278eb"/>
    </style:style>
    <style:style style:name="P35" style:family="paragraph" style:parent-style-name="Standard">
      <style:text-properties officeooo:rsid="00253a58" officeooo:paragraph-rsid="00253a58"/>
    </style:style>
    <style:style style:name="P36" style:family="paragraph" style:parent-style-name="Standard" style:list-style-name="L7">
      <style:text-properties officeooo:paragraph-rsid="00179548"/>
    </style:style>
    <style:style style:name="P37" style:family="paragraph" style:parent-style-name="Standard" style:list-style-name="L9">
      <style:text-properties officeooo:rsid="002964af" officeooo:paragraph-rsid="002964af"/>
    </style:style>
    <style:style style:name="T1" style:family="text">
      <style:text-properties officeooo:rsid="000efc8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efc89"/>
    </style:style>
    <style:style style:name="T4" style:family="text">
      <style:text-properties fo:language="de" fo:country="DE" officeooo:rsid="0010a74f"/>
    </style:style>
    <style:style style:name="T5" style:family="text">
      <style:text-properties fo:language="de" fo:country="DE" officeooo:rsid="00179548"/>
    </style:style>
    <style:style style:name="T6" style:family="text">
      <style:text-properties fo:language="de" fo:country="DE" officeooo:rsid="001b6b4c"/>
    </style:style>
    <style:style style:name="T7" style:family="text">
      <style:text-properties fo:language="de" fo:country="DE" officeooo:rsid="001dec7d"/>
    </style:style>
    <style:style style:name="T8" style:family="text">
      <style:text-properties fo:language="de" fo:country="DE" officeooo:rsid="001e975b"/>
    </style:style>
    <style:style style:name="T9" style:family="text">
      <style:text-properties fo:language="de" fo:country="DE" officeooo:rsid="002278eb"/>
    </style:style>
    <style:style style:name="T10" style:family="text">
      <style:text-properties fo:language="de" fo:country="DE" officeooo:rsid="0023e85c"/>
    </style:style>
    <style:style style:name="T11" style:family="text">
      <style:text-properties officeooo:rsid="0012ec20"/>
    </style:style>
    <style:style style:name="T12" style:family="text">
      <style:text-properties officeooo:rsid="00179548"/>
    </style:style>
    <style:style style:name="T13" style:family="text">
      <style:text-properties officeooo:rsid="0017e0bb"/>
    </style:style>
    <style:style style:name="T14" style:family="text">
      <style:text-properties fo:language="en" fo:country="US" officeooo:rsid="001b6b4c"/>
    </style:style>
    <style:style style:name="T15" style:family="text">
      <style:text-properties fo:language="en" fo:country="US" officeooo:rsid="00191f59"/>
    </style:style>
    <style:style style:name="T16" style:family="text">
      <style:text-properties officeooo:rsid="0019a0e4"/>
    </style:style>
    <style:style style:name="T17" style:family="text">
      <style:text-properties officeooo:rsid="00253a58"/>
    </style:style>
    <style:style style:name="T18" style:family="text">
      <style:text-properties officeooo:rsid="0025f345"/>
    </style:style>
    <style:style style:name="T19" style:family="text">
      <style:text-properties officeooo:rsid="0027dd57"/>
    </style:style>
    <style:style style:name="T20" style:family="text">
      <style:text-properties officeooo:rsid="002a2c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EDEN FREITAG 10h <text:span text:style-name="T20">(DEADLINE 7.2)</text:span></text:p>
      <text:p text:style-name="P1">toy monster truck</text:p>
      <text:list text:style-name="L7">
        <text:list-item>
          <text:p text:style-name="P23">inspiration: hot wheels</text:p>
          <text:list>
            <text:list-item>
              <text:p text:style-name="P36"><text:span text:style-name="T12">https://shop.mattel.com/collections/monster-trucks</text:span></text:p>
            </text:list-item>
          </text:list>
        </text:list-item>
      </text:list>
      <text:p text:style-name="P1"/>
      <text:p text:style-name="P15">zubehör, art, höhe, form, hinzufügen, entfernen</text:p>
      <text:list text:style-name="L2">
        <text:list-item>
          <text:p text:style-name="P2">räder, felge</text:p>
        </text:list-item>
        <text:list-item>
          <text:p text:style-name="P3">kofferraum</text:p>
        </text:list-item>
        <text:list-item>
          <text:p text:style-name="P3">motorhaube</text:p>
        </text:list-item>
        <text:list-item>
          <text:p text:style-name="P2">tür</text:p>
        </text:list-item>
        <text:list-item>
          <text:p text:style-name="P16">stoßdämpfer / spoiler</text:p>
        </text:list-item>
        <text:list-item>
          <text:p text:style-name="P20">rückspiegel</text:p>
        </text:list-item>
        <text:list-item>
          <text:p text:style-name="P21">auspuffer</text:p>
          <text:p text:style-name="P2"/>
        </text:list-item>
      </text:list>
      <text:p text:style-name="P15">aufbauten</text:p>
      <text:list xml:id="list2745341644" text:style-name="L6">
        <text:list-item>
          <text:p text:style-name="P18"><text:span text:style-name="T1">dachgepäckträger</text:span></text:p>
        </text:list-item>
        <text:list-item>
          <text:p text:style-name="P18"><text:span text:style-name="T1">stoßstange</text:span></text:p>
        </text:list-item>
        <text:list-item>
          <text:p text:style-name="P18"><text:span text:style-name="T1">bullbar</text:span></text:p>
        </text:list-item>
      </text:list>
      <text:p text:style-name="P1"/>
      <text:p text:style-name="P1">material, <text:span text:style-name="T11">farbe</text:span></text:p>
      <text:list xml:id="list1532133998" text:style-name="L3">
        <text:list-item>
          <text:p text:style-name="P4">plastik <text:span text:style-name="T13">(default)</text:span></text:p>
        </text:list-item>
        <text:list-item>
          <text:p text:style-name="P5">aluminium</text:p>
        </text:list-item>
        <text:list-item>
          <text:p text:style-name="P5">gummi <text:span text:style-name="T2">(räder)</text:span></text:p>
        </text:list-item>
      </text:list>
      <text:p text:style-name="P6"><text:span text:style-name="T2"/></text:p>
      <text:p text:style-name="P9"><text:span text:style-name="T2">hintergrund</text:span></text:p>
      <text:list text:style-name="L8">
        <text:list-item>
          <text:p text:style-name="P11"><text:span text:style-name="T2">rennstrecke</text:span></text:p>
        </text:list-item>
        <text:list-item>
          <text:p text:style-name="P11"><text:span text:style-name="T2">garage</text:span></text:p>
          <text:list>
            <text:list-item>
              <text:p text:style-name="P11"><text:span text:style-name="T2">autoreifen</text:span></text:p>
            </text:list-item>
            <text:list-item>
              <text:p text:style-name="P11"><text:span text:style-name="T2">werkstatt</text:span></text:p>
            </text:list-item>
          </text:list>
        </text:list-item>
        <text:list-item>
          <text:p text:style-name="P11"><text:span text:style-name="T2">kinderzimmer</text:span></text:p>
          <text:list>
            <text:list-item>
              <text:p text:style-name="P11"><text:span text:style-name="T2">poster von hot wheels</text:span></text:p>
            </text:list-item>
            <text:list-item>
              <text:p text:style-name="P11"><text:span text:style-name="T2">fernsteuerung vom auto im hintergrund</text:span></text:p>
            </text:list-item>
          </text:list>
        </text:list-item>
      </text:list>
      <text:list text:continue-list="list1532133998" text:style-name="L3">
        <text:list-header>
          <text:p text:style-name="P7"><text:span text:style-name="T3"/></text:p>
        </text:list-header>
      </text:list>
      <text:p text:style-name="P8"><text:span text:style-name="T2">extra</text:span></text:p>
      <text:list text:style-name="L4">
        <text:list-item>
          <text:p text:style-name="P13"><text:span text:style-name="T4">lack ändern – farbe der plastik ändern</text:span></text:p>
        </text:list-item>
        <text:list-item>
          <text:p text:style-name="P17"><text:span text:style-name="T4">t</text:span><text:span text:style-name="T2">ür öffnen – innenleben (sitz, pedal, lenkrad, gear…)</text:span></text:p>
          <text:list>
            <text:list-item>
              <text:p text:style-name="P19"><text:span text:style-name="T2">farbe vom innenraum wechselbar</text:span></text:p>
            </text:list-item>
          </text:list>
        </text:list-item>
        <text:list-item>
          <text:p text:style-name="P14"><text:span text:style-name="T5">karosserie farbe ändern – tierskins (tiger, hai, böse schauende augen)</text:span></text:p>
        </text:list-item>
        <text:list-item>
          <text:p text:style-name="P22"><text:span text:style-name="T2">hüte, kapuze etc.</text:span></text:p>
        </text:list-item>
        <text:list-item>
          <text:p text:style-name="P10"><text:span text:style-name="T2">LED lichter von unten </text:span><text:span text:style-name="T16">(easy)</text:span></text:p>
        </text:list-item>
      </text:list>
      <text:list text:continue-list="list2745341644" text:style-name="L6">
        <text:list-item>
          <text:p text:style-name="P25">scheinwerfer, rücklichter</text:p>
        </text:list-item>
      </text:list>
      <text:p text:style-name="P24"/>
      <text:p text:style-name="P26"/>
      <text:p text:style-name="P27">Juliane</text:p>
      <text:list text:style-name="L9">
        <text:list-item>
          <text:p text:style-name="P28">skizze für <text:span text:style-name="T18">auto, </text:span>hintergrund <text:span text:style-name="T19">(bis 15.12)</text:span></text:p>
        </text:list-item>
        <text:list-item>
          <text:p text:style-name="P37">auto grobes aussehen auf c4d <text:span text:style-name="T19">(bis 15.12)</text:span></text:p>
        </text:list-item>
        <text:list-item>
          <text:p text:style-name="P28">ui skizze, informationsarchtektur</text:p>
        </text:list-item>
        <text:list-item>
          <text:p text:style-name="P28">modellieren</text:p>
        </text:list-item>
        <text:list-item>
          <text:p text:style-name="P28">animation (z.B. tür geht auf) auf cinema4d</text:p>
        </text:list-item>
        <text:list-item>
          <text:p text:style-name="P29">animationssteuerung auf unity</text:p>
        </text:list-item>
      </text:list>
      <text:p text:style-name="P26"/>
      <text:p text:style-name="P26">Erwin</text:p>
      <text:list text:style-name="L10">
        <text:list-item>
          <text:p text:style-name="P30">modellieren</text:p>
        </text:list-item>
        <text:list-item>
          <text:p text:style-name="P30">shader</text:p>
        </text:list-item>
        <text:list-item>
          <text:p text:style-name="P30">ui auf unity machen</text:p>
        </text:list-item>
        <text:list-item>
          <text:p text:style-name="P31">beleuchtung</text:p>
        </text:list-item>
        <text:list-item>
          <text:p text:style-name="P30">kamera in unity</text:p>
        </text:list-item>
      </text:list>
      <text:p text:style-name="P12"/>
      <text:p text:style-name="P34"><text:span text:style-name="T9">TurtlePajamas</text:span><text:span text:style-name="T15"> </text:span><text:span text:style-name="T10">(beide :3)</text:span></text:p>
      <text:list text:style-name="L12">
        <text:list-item>
          <text:p text:style-name="P33"><text:span text:style-name="T14">hintergrund</text:span></text:p>
          <text:list>
            <text:list-item>
              <text:p text:style-name="P33"><text:span text:style-name="T14">props</text:span></text:p>
            </text:list-item>
            <text:list-item>
              <text:p text:style-name="P33"><text:span text:style-name="T6">modelle</text:span></text:p>
            </text:list-item>
            <text:list-item>
              <text:p text:style-name="P33"><text:span text:style-name="T6">textur</text:span></text:p>
            </text:list-item>
            <text:list-item>
              <text:p text:style-name="P33"><text:span text:style-name="T7">lights</text:span></text:p>
            </text:list-item>
          </text:list>
        </text:list-item>
      </text:list>
      <text:p text:style-name="P26"/>
      <text:p text:style-name="P26">Dokumentation </text:p>
      <text:list text:style-name="L11">
        <text:list-item>
          <text:p text:style-name="P32">brainstorming, aufgabenverteilung, github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18:08.625000000</meta:creation-date>
    <dc:date>2023-12-08T11:58:29.994000000</dc:date>
    <meta:editing-duration>PT1H20M30S</meta:editing-duration>
    <meta:editing-cycles>27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9" meta:word-count="190" meta:character-count="1156" meta:non-whitespace-character-count="1066"/>
  </office:meta>
</office:document-meta>
</file>